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RemoteRepositoryFactory.getRemoteReposi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MIRemoteRepositoryFactory.RMIRemoteRepositoryFactory( LocalAdapterFactory factory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